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style:writing-mode="lr-tb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style:writing-mode="lr-tb"/>
      <style:text-properties style:font-name="Times New Roman" fo:font-size="10pt" officeooo:paragraph-rsid="0011f240" style:font-size-asian="10pt" style:font-size-complex="10pt"/>
    </style:style>
    <style:style style:name="P4" style:family="paragraph" style:parent-style-name="Standard">
      <style:paragraph-properties style:writing-mode="lr-tb"/>
      <style:text-properties style:font-name="Times New Roman" fo:font-size="10pt" officeooo:paragraph-rsid="00138c19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10pt" officeooo:rsid="0016bc5c" officeooo:paragraph-rsid="0016bc5c" style:font-size-asian="10pt" style:font-size-complex="10pt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Times New Roman" fo:font-size="14pt" officeooo:rsid="0016bc5c" officeooo:paragraph-rsid="0016bc5c" style:font-size-asian="14pt" style:font-size-complex="14pt"/>
    </style:style>
    <style:style style:name="T1" style:family="text">
      <style:text-properties officeooo:rsid="0011f2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8c19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1f24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38c19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57922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6bc5c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font-name="monospace"/>
    </style:style>
    <style:style style:name="T11" style:family="text">
      <style:text-properties style:font-name="sans-serif"/>
    </style:style>
    <style:style style:name="T12" style:family="text">
      <style:text-properties style:font-name="sans-serif" fo:font-size="9.75pt"/>
    </style:style>
    <style:style style:name="T13" style:family="text">
      <style:text-properties style:font-name="sans-serif" fo:font-size="10.5pt"/>
    </style:style>
    <style:style style:name="T14" style:family="text">
      <style:text-properties fo:font-size="9.75pt"/>
    </style:style>
    <style:style style:name="T15" style:family="text">
      <style:text-properties officeooo:rsid="00138c19"/>
    </style:style>
    <style:style style:name="T16" style:family="text">
      <style:text-properties officeooo:rsid="001579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Definitions</text:span></text:p>
      <text:p text:style-name="P5"><text:span text:style-name="T4"/></text:p>
      <text:p text:style-name="P3"><text:span text:style-name="T4">Extensibilit</text:span><text:span text:style-name="T5">é </text:span><text:span text:style-name="T4">:</text:span> capacit<text:span text:style-name="T1">é</text:span> <text:span text:style-name="T1">à</text:span> se voir ajouter de nouvelles fonctionnalit<text:span text:style-name="T1">é</text:span>s pour de nouveaux contextes d’utilisation.</text:p>
      <text:p text:style-name="P3"><text:span text:style-name="T4">Adaptabilité :</text:span> capacité à voir ses fonctionnalités adaptées à de nouveaux contextes d’utilisation.</text:p>
      <text:p text:style-name="P2"><text:span text:style-name="T4">Entité générique :</text:span> entité apte à être utilisée dans, ou adaptée à, différents contextes.</text:p>
      <text:p text:style-name="P2"><text:span text:style-name="T4">Param</text:span><text:span text:style-name="T5">è</text:span><text:span text:style-name="T4">tre :</text:span><text:span text:style-name="T9"> </text:span>élément variable.</text:p>
      <text:p text:style-name="P1"/>
      <text:p text:style-name="P2"><text:span text:style-name="T4">Fonction d’ordre supérieur (fonctionnelle) :</text:span> fonction qui accepte une fonction en argument et/ou rend une fonction en valeur.</text:p>
      <text:p text:style-name="P2"><text:span text:style-name="T4">Envoi de message :</text:span> autre nom donné à l’appel de méthode en programmation par objet.</text:p>
      <text:p text:style-name="P2"><text:span text:style-name="T4">Receveur courant :</text:span> au sein d’une méthode M, le receveur courant, accessible via l’identificateur this (ou self ), est l’objet auquel a été envoyé le message ayant conduit à l’exécution de M. This ne peut varier durant l’exécution d’une méthode.</text:p>
      <text:p text:style-name="P2"><text:span text:style-name="T4">Liaison dynamique :</text:span> l’appel de méthode, et donc l’envoi de message, se distingue de l’appel de fonction (ou de procédure) en ce que savoir qu’elle méthode invoquer suite à appel de méthode donné n’est pas décidable par analyse statique du code (à la compilation) mais nécessite la connaissance du type du receveur, qui n’est connu qu’à l’exécution.</text:p>
      <text:p text:style-name="P2"/>
      <text:p text:style-name="P2"><text:span text:style-name="T4">Spécialisation ou Redéfinition :</text:span> Définition d’une méthode de nom M sur une sous-classe SC d’une classe C où une méthode de nom M est déjà définie.</text:p>
      <text:p text:style-name="P2"><text:span text:style-name="T4">Masquage :</text:span> une redéfinition, sur une classe C, masque , pour les instance de C, la m<text:span text:style-name="T16">é</text:span>thode redéfinie (nécessairement définie sur une sur-classe de C).</text:p>
      <text:p text:style-name="P2"><text:span text:style-name="T8">S</text:span><text:span text:style-name="T4">urcharge :</text:span> une surcharge M’ d’une méthode M est une méthode de même nom externe que M mais qui ne sera pas considérée comme une redéfinition de M.</text:p>
      <text:p text:style-name="P2"/>
      <text:p text:style-name="P4"><text:span text:style-name="T4">Signature invariante :</text:span> le type de chaque paramètre de la redéfinition est le même que celui du paramètre correspondant de la méthode redéfinie. </text:p>
      <text:p text:style-name="P4"><text:span text:style-name="T4">Signature covariante :</text:span> le type de chaque paramètre de la redéfinition est un sous-type (sens large) du type du paramètre <text:span text:style-name="T16">correspondant</text:span> de la méthode redéfinie.</text:p>
      <text:p text:style-name="P4"/>
      <text:p text:style-name="P2">En Java, comme en C++, une redéfinition doit avoir une signature invariante.</text:p>
      <text:p text:style-name="P2"/>
      <text:p text:style-name="P2"><text:span text:style-name="T4">“downcasting” ou transtypage descendant :</text:span> indication de typage statique (pour le compilateur), il permet de promettre qu’une variable statiquement typé T contiendra toujours un objet de type ST (ST sous-type de T).</text:p>
      <text:p text:style-name="P2"><text:span text:style-name="T6">A</text:span><text:span text:style-name="T4">ffectation polymorphique (ou “upcasting”) :</text:span> affectation d’une valeur d’un type ST, sous-type de T, à une variable de type T.</text:p>
      <text:p text:style-name="P2"/>
      <text:p text:style-name="P2"><text:span text:style-name="T4">Redéfinition partielle :</text:span> Redéfinition faisant appel à la méthode redéfinie (et donc masquée).</text:p>
      <text:p text:style-name="P2"><text:span text:style-name="T4">Sémantique :</text:span> Envoyer un message à “ super ”, revient à envoyer un message au receveur courant mais en commençant la recherche de méthode dans la surclasse de la classe dans laquelle a été trouvée la méthode en cours d’exécution.</text:p>
      <text:p text:style-name="P2"/>
      <text:p text:style-name="P2"><text:span text:style-name="T4">Méthode Abstraite :</text:span> méthode déclarée mais non définie (corps vide).</text:p>
      <text:p text:style-name="P2"><text:span text:style-name="T4">Classe Abstraite :</text:span> classe (non instantiable) déclarant des méthodes non définies.</text:p>
      <text:p text:style-name="P2"/>
      <text:p text:style-name="P2"><text:span text:style-name="T4">Framework :</text:span> Application logicielle partielle</text:p>
      <text:p text:style-name="P2">- intégrant les connaissances d’un domaine,</text:p>
      <text:p text:style-name="P2">- dotée d’une architecture logicielle et d’un <text:span text:style-name="T16">cœur</text:span> (code) générique</text:p>
      <text:p text:style-name="P2">- dédiée à la réalisation de nouvelles applications du domaine visé, par par<text:span text:style-name="T16">a</text:span>métrage et extension</text:p>
      <text:p text:style-name="P2"/>
      <text:p text:style-name="P2"><text:span text:style-name="T4">Ligne de produit logicielle :</text:span> Généralisation de l’idée, configuration du paramétrage par des spécialistes du domaine ( feature models ), passage à l’échelle.</text:p>
      <text:p text:style-name="P2"/>
      <text:p text:style-name="P2"><text:span text:style-name="T6">F</text:span><text:span text:style-name="T4">ramework versus Bibliothèque :</text:span> Inversion de contrôle ou “The Hollywood Principle”</text:p>
      <text:p text:style-name="P2">– Une bibliothèque s’utilise, un framework s’étend ou se paramètre</text:p>
      <text:p text:style-name="P2">– Avec une bibliothèque, le code d’une nouvelle application invoque le code de la bibliothèque</text:p>
      <text:p text:style-name="P2">– Le code d’un framework appelle le code de la nouvelle application.</text:p>
      <text:p text:style-name="P2"/>
      <text:p text:style-name="P2"><text:span text:style-name="T4">Inversion de contrôle (également dit “principe de Hollywood”</text:span><text:span text:style-name="T7">)</text:span><text:span text:style-name="T4"> :</text:span> le code du framework (pré- existant) invoque ( callback ) les parties de code représentant la nouvelle application en un certain nombres d’endroits prédéfinis nommés ( points d’extensions ou points de paramétrages ou (historiquement) “Hot spot”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3-12-15T14:38:44.723327783</meta:creation-date>
    <dc:date>2013-12-15T15:05:53.845287690</dc:date>
    <dc:creator>silver </dc:creator>
    <meta:editing-duration>PT24M29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1" meta:paragraph-count="31" meta:word-count="591" meta:character-count="3795" meta:non-whitespace-character-count="3231"/>
  </office:meta>
</office:document-meta>
</file>